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badmania.fr/technique.html#menu">http://badmania.fr/technique.html#menu</text:a> </text:p>
      <text:p text:style-name="P1"/>
      <text:p text:style-name="P1">Prise de raquette</text:p>
      <text:p text:style-name="Standard"/>
      <text:p text:style-name="Standard">bas du manche = plus de puissance</text:p>
      <text:p text:style-name="Standard">haut du manche = plus de précision</text:p>
      <text:p text:style-name="Standard"/>
      <text:p text:style-name="Standard">prise marteau (serré) = plus de puissance</text:p>
      <text:p text:style-name="Standard">prise universelle (en v) = plus de précision</text:p>
      <text:p text:style-name="Standard"/>
      <text:p text:style-name="Standard">prise revers</text:p>
      <text:p text:style-name="Standard">prise rush = attaque au filet (en haut du manche, prise universelle, tamis parallèle au filet)</text:p>
      <text:p text:style-name="Standard"/>
      <text:p text:style-name="Standard"><text:span text:style-name="T1">Rotation de l'avant-bras</text:span> (du poignet) = accélération donnée à la raquette, puissance</text:p>
      <text:p text:style-name="Standard"/>
      <text:p text:style-name="Standard">Pronation = coup droit</text:p>
      <text:p text:style-name="Standard">Supination = revers</text:p>
      <text:p text:style-name="Standard"/>
      <text:p text:style-name="Standard">=&gt; s'entraîner à garder le coude fixe et renvoyer des volants des deux manières</text:p>
      <text:p text:style-name="Standard"/>
      <text:p text:style-name="P2">Technique :</text:p>
      <text:p text:style-name="P2"/>
      <text:list xml:id="list3644125329962414192" text:style-name="L1">
        <text:list-item>
          <text:p text:style-name="P3">Le <text:span text:style-name="T2">service</text:span> - long : simple / double – droit / revers</text:p>
          <text:list>
            <text:list-item>
              <text:list>
                <text:list-item>
                  <text:list>
                    <text:list-header>
                      <text:p text:style-name="P3">- tendu/flick : simple / double – droit / revers</text:p>
                      <text:p text:style-name="P3">- court : simple / double – droit / revers <text:s/>(très utilisé en double)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=&gt;Routine : <text:s text:c="3"/>1. servir à proximité de cibles</text:p>
      <text:list xml:id="list183539407444619699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Match avec service long/court obligatoi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382709" text:continue-list="list3644125329962414192" text:style-name="L1">
        <text:list-header>
          <text:p text:style-name="P3"/>
        </text:list-header>
        <text:list-item>
          <text:p text:style-name="P3">Le <text:span text:style-name="T2">drive</text:span>: le jeu tendu</text:p>
        </text:list-item>
      </text:list>
      <text:p text:style-name="Standard">=&gt;Routine : <text:s text:c="2"/><text:tab/>1. drive droit/croisé à deux (bon échauffement)</text:p>
      <text:p text:style-name="Standard"/>
      <text:list xml:id="list37385349" text:continue-numbering="true" text:style-name="L1">
        <text:list-item>
          <text:p text:style-name="P3">Le <text:span text:style-name="T2">dégagement</text:span> coup droit</text:p>
        </text:list-item>
      </text:list>
      <text:p text:style-name="Standard">=&gt;Routine : <text:s text:c="2"/><text:tab/>1. dégager dans une zone</text:p>
      <text:list xml:id="list615693564695977451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dégagement droit/croisé alterné à deux</text:p>
                        </text:list-item>
                        <text:list-item>
                          <text:p text:style-name="P5">dégagement en déplacement</text:p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379243" text:continue-list="list37385349" text:style-name="L1">
        <text:list-item>
          <text:p text:style-name="P3"><text:span text:style-name="T2">L'amorti</text:span> : droit / croisé – court (arrondi) / long (en vitesse)</text:p>
        </text:list-item>
      </text:list>
      <text:p text:style-name="Standard">=&gt;Routine : <text:s text:c="2"/><text:tab/>1. amortir dans une zone (multivolant)</text:p>
      <text:p text:style-name="Standard"><text:tab/><text:tab/>2. service long =&gt; amorti =&gt; contre =&gt; lift =&gt; amorti ...</text:p>
      <text:p text:style-name="Standard"/>
      <text:list xml:id="list37375738" text:continue-numbering="true" text:style-name="L1">
        <text:list-item>
          <text:p text:style-name="P3"><text:span text:style-name="T2">Lift</text:span> du revers/coup droit au filet pour renvoyer en fond de terrain</text:p>
          <text:list>
            <text:list-header>
              <text:p text:style-name="P3">(accompagner le geste, se remettre en position, feinter une amorti)</text:p>
            </text:list-header>
          </text:list>
        </text:list-item>
      </text:list>
      <text:p text:style-name="Standard">=&gt;Routine : <text:tab/>1. multivolant : se placer au milieu et renvoyer du filet en lift long dans une zone</text:p>
      <text:p text:style-name="Standard"><text:tab/><text:tab/>2. l'autre se place au fond et amorti =&gt; lift long</text:p>
      <text:p text:style-name="Standard"><text:tab/><text:tab/>3. se placer au fond =&gt; amorti =&gt; contre-amorti =&gt; lift long</text:p>
      <text:list xml:id="list27431881401181181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se placer au fond =&gt; smash =&gt; amorti =&gt; lift lo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=&gt;Expert : <text:span text:style-name="T2">Lob</text:span> (feinte de contre-amorti ==&gt; longue)</text:p>
      <text:p text:style-name="Standard"><text:a xlink:type="simple" xlink:href="http://badmania.fr/technique-27-Le-lob-de-coup-droit.html#menu">http://badmania.fr/technique-27-Le-lob-de-coup-droit.html#menu</text:a> </text:p>
      <text:p text:style-name="Standard"/>
      <text:list xml:id="list37386230" text:continue-list="list37375738" text:style-name="L1">
        <text:list-item>
          <text:p text:style-name="P3"><text:span text:style-name="T2">Contre amorti</text:span> revers/coup droit <text:s/>- <text:s/>court (raquette horizontale) / long (verticale) – croisé / décroisée</text:p>
        </text:list-item>
      </text:list>
      <text:list xml:id="list3719803359204659498" text:style-name="L5">
        <text:list-item>
          <text:list>
            <text:list-item>
              <text:list>
                <text:list-item>
                  <text:list>
                    <text:list-header>
                      <text:p text:style-name="P7">(position, feinte, prise courte et relâchée, volant coupé)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oft-page-break/></text:p>
      <text:p text:style-name="Standard">=&gt;Routine : <text:tab/>1. multivolant : se placer au milieu et renvoyer en contre-amorti</text:p>
      <text:p text:style-name="Standard"><text:tab/><text:tab/>2. l'autre se place au fond et amorti =&gt; contre-amorti</text:p>
      <text:list xml:id="list3199635816320037225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se placer au fond =&gt; amorti =&gt; contre-amorti =&gt; contre-amorti</text:p>
                        </text:list-item>
                        <text:list-item>
                          <text:p text:style-name="P8">se placer au fond =&gt; smash =&gt; amorti =&gt; contre-amort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37371065" text:continue-list="list37386230" text:style-name="L1">
        <text:list-item>
          <text:p text:style-name="P3">Le <text:span text:style-name="T2">revers</text:span> de fond de cours : amorti / dégagement / smash</text:p>
        </text:list-item>
      </text:list>
      <text:p text:style-name="Standard">=&gt;Routine : <text:tab/>1. multivolant : se placer au fond et renvoyer en revers (+cible)</text:p>
      <text:p text:style-name="Standard"><text:tab/><text:tab/>2. a 3 : un derrière un devant, l'autre travaille de l'autre côté du terrain</text:p>
      <text:p text:style-name="Standard"/>
      <text:list xml:id="list37368065" text:continue-numbering="true" text:style-name="L1">
        <text:list-item>
          <text:p text:style-name="P3">Le <text:span text:style-name="T2">smash </text:span>: -en fond de cours</text:p>
          <text:list>
            <text:list-item>
              <text:list>
                <text:list-item>
                  <text:list>
                    <text:list-header>
                      <text:p text:style-name="P3"><text:s/>-mi-terrain<text:tab/></text:p>
                      <text:p text:style-name="P3"><text:s/>-au filet : le kill / le rush (raquette parallèle au filet)</text:p>
                      <text:p text:style-name="P3"><text:s/>-jump-smash</text:p>
                      <text:p text:style-name="P3"><text:s/>-droit / croisé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=&gt; Routine : <text:s text:c="2"/>1. multivolant et cible</text:p>
      <text:list xml:id="list7158447491451634457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smash et défense à 2</text:p>
                        </text:list-item>
                        <text:list-item>
                          <text:p text:style-name="P9">alterner smash croisé / décroisé</text:p>
                        </text:list-item>
                        <text:list-item>
                          <text:p text:style-name="P9">smash en déplacement (amorti-smash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37373794" text:continue-list="list37368065" text:style-name="L1">
        <text:list-item>
          <text:p text:style-name="P3">Le <text:span text:style-name="T2">slice </text:span>: droit / croisé (feinte de smash, frapper le volant fort en tournant la raquette pour faire une amortie) – Le revers slice (demander à anthonin!)</text:p>
        </text:list-item>
      </text:list>
      <text:p text:style-name="Standard"><text:tab/><text:a xlink:type="simple" xlink:href="http://badmania.fr/technique-24-Le-slice.html#menu">http://badmania.fr/technique-24-Le-slice.html#menu</text:a> <text:line-break/>=&gt; Routine : <text:s text:c="2"/>1. multivolant et cible</text:p>
      <text:list xml:id="list2269130075151863732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alterner slice droit / croisé</text:p>
                        </text:list-item>
                        <text:list-item>
                          <text:p text:style-name="P10">alterner smash / slice</text:p>
                        </text:list-item>
                        <text:list-item>
                          <text:p text:style-name="P10">slice en déplacement (amorti-slice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759117776815941017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370306" text:continue-list="list37373794" text:style-name="L1">
        <text:list-item>
          <text:p text:style-name="P3"><text:span text:style-name="T2"><text:s/>Précision </text:span>: =&gt; Routine : service =&gt; retour de service : viser dans une zone (coins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Match avec obligation (dans le revers par-exemple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2">Déplacement :</text:p>
      <text:p text:style-name="P12"/>
      <text:list xml:id="list8343440292964321689" text:style-name="L10">
        <text:list-item>
          <text:p text:style-name="P14">Shadow des 4 coins</text:p>
        </text:list-item>
        <text:list-item>
          <text:p text:style-name="P14">les 4 coins avec volants</text:p>
        </text:list-item>
        <text:list-item>
          <text:p text:style-name="P14">avant – arrière</text:p>
        </text:list-item>
        <text:list-item>
          <text:p text:style-name="P14">droite-gauche</text:p>
        </text:list-item>
        <text:list-item>
          <text:p text:style-name="P14">avant – arrière croisé (revers / droit – dégagement / amorti / smash)</text:p>
        </text:list-item>
        <text:list-item>
          <text:p text:style-name="P14">smash-amorti</text:p>
        </text:list-item>
        <text:list-item>
          <text:p text:style-name="P14">smash droite-gauche</text:p>
        </text:list-item>
        <text:list-item>
          <text:p text:style-name="P14">chaque coup de la partie technique en se replaçant au milieu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3T13:03:42.21</meta:creation-date>
    <dc:date>2013-08-04T17:23:58.80</dc:date>
    <meta:editing-duration>PT2H5M36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2" meta:paragraph-count="69" meta:word-count="581" meta:character-count="3325"/>
  </office:meta>
</office:document-meta>
</file>